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T1" style:family="text">
      <style:text-properties officeooo:rsid="000f42a1"/>
    </style:style>
    <style:style style:name="T2" style:family="text">
      <style:text-properties officeooo:rsid="002257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8.2 The Tickless Mode in FreeRTO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11:22.692253391</meta:creation-date>
    <meta:editing-duration>PT1H12M59S</meta:editing-duration>
    <meta:editing-cycles>7</meta:editing-cycles>
    <meta:generator>LibreOffice/5.1.6.2$Linux_X86_64 LibreOffice_project/10m0$Build-2</meta:generator>
    <dc:date>2018-04-28T17:31:53.097358442</dc:date>
    <meta:document-statistic meta:table-count="0" meta:image-count="0" meta:object-count="0" meta:page-count="1" meta:paragraph-count="1" meta:word-count="6" meta:character-count="36" meta:non-whitespace-character-count="31"/>
  </office:meta>
</office:document-meta>
</file>